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804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80400" draw:stroke-linejoin="miter" draw:fill="solid" draw:fill-color="#080400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5f5f5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e6e6e6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cccccc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b3b3b3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80400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Helvetica1" fo:font-size="14pt" style:font-size-asian="14pt" style:font-size-complex="14pt"/>
    </style:style>
    <style:style style:name="P5" style:family="paragraph">
      <loext:graphic-properties draw:fill="solid" draw:fill-color="#f5f5f5"/>
      <style:paragraph-properties fo:text-align="center"/>
      <style:text-properties style:font-name="Helvetica1" fo:font-size="14pt" style:font-size-asian="14pt" style:font-size-complex="14pt"/>
    </style:style>
    <style:style style:name="P6" style:family="paragraph">
      <loext:graphic-properties draw:fill="solid" draw:fill-color="#e6e6e6"/>
      <style:paragraph-properties fo:text-align="center"/>
      <style:text-properties style:font-name="Helvetica1" fo:font-size="14pt" style:font-size-asian="14pt" style:font-size-complex="14pt"/>
    </style:style>
    <style:style style:name="P7" style:family="paragraph">
      <loext:graphic-properties draw:fill="solid" draw:fill-color="#cccccc"/>
      <style:paragraph-properties fo:text-align="center"/>
      <style:text-properties style:font-name="helvetica1" fo:font-size="14pt" style:font-size-asian="14pt" style:font-size-complex="14pt"/>
    </style:style>
    <style:style style:name="P8" style:family="paragraph">
      <loext:graphic-properties draw:fill="solid" draw:fill-color="#e6e6e6"/>
      <style:paragraph-properties fo:text-align="center"/>
      <style:text-properties style:font-name="helvetica1" fo:font-size="14pt" style:font-size-asian="14pt" style:font-size-complex="14pt"/>
    </style:style>
    <style:style style:name="P9" style:family="paragraph">
      <loext:graphic-properties draw:fill="solid" draw:fill-color="#b3b3b3"/>
      <style:paragraph-properties fo:text-align="center"/>
      <style:text-properties style:font-name="helvetica1" fo:font-size="14pt" style:font-size-asian="14pt" style:font-size-complex="14pt"/>
    </style:style>
    <style:style style:name="T1" style:family="text">
      <style:text-properties style:font-name="Helvetica1" fo:font-size="14pt" style:font-size-asian="14pt" style:font-size-complex="14pt"/>
    </style:style>
    <style:style style:name="T2" style:family="text">
      <style:text-properties style:font-name="helvetica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4cm" svg:height="3.445cm" svg:x="4.939cm" svg:y="1.905cm" svg:viewBox="0 0 1941 3446" draw:points="0,0 0,2050 1941,2050 1941,3446">
          <text:p/>
        </draw:polyline>
        <draw:polygon draw:style-name="gr2" draw:text-style-name="P2" draw:layer="layout" svg:width="0.247cm" svg:height="0.247cm" svg:x="6.756cm" svg:y="5.289cm" svg:viewBox="0 0 248 248" draw:points="124,248 0,0 124,62 248,0">
          <text:p/>
        </draw:polygon>
        <draw:polygon draw:style-name="gr3" draw:text-style-name="P4" draw:layer="layout" svg:width="3.528cm" svg:height="1.411cm" svg:x="3.175cm" svg:y="0.461cm" svg:viewBox="0 0 3529 1412" draw:points="1764,1412 0,1412 0,0 3529,0 3529,1412">
          <text:p text:style-name="P3"><text:span text:style-name="T1">image</text:span></text:p>
        </draw:polygon>
        <draw:polyline draw:style-name="gr1" draw:text-style-name="P1" draw:layer="layout" svg:width="6.174cm" svg:height="1.186cm" svg:x="8.643cm" svg:y="4.164cm" svg:viewBox="0 0 6175 1187" draw:points="6175,0 6175,706 0,706 0,1187">
          <text:p/>
        </draw:polyline>
        <draw:polygon draw:style-name="gr2" draw:text-style-name="P2" draw:layer="layout" svg:width="0.247cm" svg:height="0.247cm" svg:x="8.52cm" svg:y="5.289cm" svg:viewBox="0 0 248 248" draw:points="124,248 0,0 124,62 248,0">
          <text:p/>
        </draw:polygon>
        <draw:polyline draw:style-name="gr1" draw:text-style-name="P1" draw:layer="layout" svg:width="6.703cm" svg:height="2.598cm" svg:x="14.817cm" svg:y="4.164cm" svg:viewBox="0 0 6704 2599" draw:points="0,0 0,706 6704,706 6704,2599">
          <text:p/>
        </draw:polyline>
        <draw:polygon draw:style-name="gr2" draw:text-style-name="P2" draw:layer="layout" svg:width="0.247cm" svg:height="0.247cm" svg:x="21.396cm" svg:y="6.7cm" svg:viewBox="0 0 248 248" draw:points="124,248 0,0 124,62 248,0">
          <text:p/>
        </draw:polygon>
        <draw:polyline draw:style-name="gr1" draw:text-style-name="P1" draw:layer="layout" svg:width="3.881cm" svg:height="6.831cm" svg:x="14.817cm" svg:y="4.164cm" svg:viewBox="0 0 3882 6832" draw:points="0,0 0,706 3882,706 3882,6832">
          <text:p/>
        </draw:polyline>
        <draw:polygon draw:style-name="gr2" draw:text-style-name="P2" draw:layer="layout" svg:width="0.247cm" svg:height="0.247cm" svg:x="18.574cm" svg:y="10.933cm" svg:viewBox="0 0 248 248" draw:points="124,248 0,0 124,62 248,0">
          <text:p/>
        </draw:polygon>
        <draw:polygon draw:style-name="gr4" draw:text-style-name="P5" draw:layer="layout" svg:width="3.837cm" svg:height="1.411cm" svg:x="12.853cm" svg:y="2.753cm" svg:viewBox="0 0 3838 1412" draw:points="1918,1412 0,1412 0,0 3838,0 3838,1412">
          <text:p text:style-name="P3"><text:span text:style-name="T1">ROI</text:span><text:span text:style-name="T1"><text:line-break/></text:span><text:span text:style-name="T1">meta: ROI.diff</text:span></text:p>
        </draw:polygon>
        <draw:polyline draw:style-name="gr1" draw:text-style-name="P1" draw:layer="layout" svg:width="2.822cm" svg:height="1.892cm" svg:x="4.939cm" svg:y="6.986cm" svg:viewBox="0 0 2823 1893" draw:points="2823,0 2823,706 0,706 0,1893">
          <text:p/>
        </draw:polyline>
        <draw:polygon draw:style-name="gr2" draw:text-style-name="P2" draw:layer="layout" svg:width="0.247cm" svg:height="0.247cm" svg:x="4.816cm" svg:y="8.816cm" svg:viewBox="0 0 248 248" draw:points="124,248 0,0 124,62 248,0">
          <text:p/>
        </draw:polygon>
        <draw:polyline draw:style-name="gr1" draw:text-style-name="P1" draw:layer="layout" svg:width="1.411cm" svg:height="1.892cm" svg:x="7.761cm" svg:y="6.986cm" svg:viewBox="0 0 1412 1893" draw:points="0,0 0,706 1412,706 1412,1893">
          <text:p/>
        </draw:polyline>
        <draw:polygon draw:style-name="gr2" draw:text-style-name="P2" draw:layer="layout" svg:width="0.247cm" svg:height="0.247cm" svg:x="9.049cm" svg:y="8.816cm" svg:viewBox="0 0 248 248" draw:points="124,248 0,0 124,62 248,0">
          <text:p/>
        </draw:polygon>
        <draw:polyline draw:style-name="gr1" draw:text-style-name="P1" draw:layer="layout" svg:width="5.997cm" svg:height="1.892cm" svg:x="7.761cm" svg:y="6.986cm" svg:viewBox="0 0 5998 1893" draw:points="0,0 0,706 5998,706 5998,1893">
          <text:p/>
        </draw:polyline>
        <draw:polygon draw:style-name="gr2" draw:text-style-name="P2" draw:layer="layout" svg:width="0.247cm" svg:height="0.247cm" svg:x="13.635cm" svg:y="8.816cm" svg:viewBox="0 0 248 248" draw:points="124,248 0,0 124,62 248,0">
          <text:p/>
        </draw:polygon>
        <draw:polyline draw:style-name="gr1" draw:text-style-name="P1" draw:layer="layout" svg:width="9.878cm" svg:height="4.009cm" svg:x="7.761cm" svg:y="6.986cm" svg:viewBox="0 0 9879 4010" draw:points="0,0 0,706 9879,706 9879,4010">
          <text:p/>
        </draw:polyline>
        <draw:polygon draw:style-name="gr2" draw:text-style-name="P2" draw:layer="layout" svg:width="0.247cm" svg:height="0.247cm" svg:x="17.516cm" svg:y="10.933cm" svg:viewBox="0 0 248 248" draw:points="124,248 0,0 124,62 248,0">
          <text:p/>
        </draw:polygon>
        <draw:polyline draw:style-name="gr1" draw:text-style-name="P1" draw:layer="layout" svg:width="5.644cm" svg:height="8.242cm" svg:x="2.117cm" svg:y="6.986cm" svg:viewBox="0 0 5645 8243" draw:points="5645,0 5645,706 0,706 0,8243">
          <text:p/>
        </draw:polyline>
        <draw:polygon draw:style-name="gr2" draw:text-style-name="P2" draw:layer="layout" svg:width="0.247cm" svg:height="0.247cm" svg:x="1.993cm" svg:y="15.166cm" svg:viewBox="0 0 248 248" draw:points="124,248 0,0 124,62 248,0">
          <text:p/>
        </draw:polygon>
        <draw:polygon draw:style-name="gr5" draw:text-style-name="P6" draw:layer="layout" svg:width="3.528cm" svg:height="1.411cm" svg:x="5.997cm" svg:y="5.575cm" svg:viewBox="0 0 3529 1412" draw:points="1764,1412 0,1412 0,0 3529,0 3529,1412">
          <text:p text:style-name="P3"><text:span text:style-name="T1">image.</text:span><text:span text:style-name="T2">IMG</text:span></text:p>
        </draw:polygon>
        <draw:polygon draw:style-name="gr6" draw:text-style-name="P7" draw:layer="layout" svg:width="3.528cm" svg:height="1.411cm" svg:x="0.353cm" svg:y="15.453cm" svg:viewBox="0 0 3529 1412" draw:points="1764,1412 0,1412 0,0 3529,0 3529,1412">
          <text:p text:style-name="P3"><text:span text:style-name="T2">bands.IMG</text:span></text:p>
        </draw:polygon>
        <draw:polyline draw:style-name="gr1" draw:text-style-name="P1" draw:layer="layout" svg:width="1.411cm" svg:height="4.714cm" svg:x="4.939cm" svg:y="10.514cm" svg:viewBox="0 0 1412 4715" draw:points="0,0 0,3529 1412,3529 1412,4715">
          <text:p/>
        </draw:polyline>
        <draw:polygon draw:style-name="gr2" draw:text-style-name="P2" draw:layer="layout" svg:width="0.247cm" svg:height="0.247cm" svg:x="6.227cm" svg:y="15.166cm" svg:viewBox="0 0 248 248" draw:points="124,248 0,0 124,62 248,0">
          <text:p/>
        </draw:polygon>
        <draw:polygon draw:style-name="gr5" draw:text-style-name="P8" draw:layer="layout" svg:width="3.528cm" svg:height="1.411cm" svg:x="3.175cm" svg:y="9.103cm" svg:viewBox="0 0 3529 1412" draw:points="1764,1412 0,1412 0,0 3529,0 3529,1412">
          <text:p text:style-name="P3"><text:span text:style-name="T2">image.NORM</text:span></text:p>
        </draw:polygon>
        <draw:line draw:style-name="gr1" draw:text-style-name="P1" draw:layer="layout" svg:x1="9.172cm" svg:y1="10.514cm" svg:x2="9.172cm" svg:y2="11.7cm">
          <text:p/>
        </draw:line>
        <draw:polygon draw:style-name="gr2" draw:text-style-name="P2" draw:layer="layout" svg:width="0.247cm" svg:height="0.247cm" svg:x="9.049cm" svg:y="11.639cm" svg:viewBox="0 0 248 248" draw:points="124,248 0,0 124,62 248,0">
          <text:p/>
        </draw:polygon>
        <draw:polyline draw:style-name="gr1" draw:text-style-name="P1" draw:layer="layout" svg:width="7.056cm" svg:height="4.714cm" svg:x="9.172cm" svg:y="10.514cm" svg:viewBox="0 0 7057 4715" draw:points="0,0 0,706 3175,706 3175,3529 7057,3529 7057,4715">
          <text:p/>
        </draw:polyline>
        <draw:polygon draw:style-name="gr2" draw:text-style-name="P2" draw:layer="layout" svg:width="0.247cm" svg:height="0.247cm" svg:x="16.104cm" svg:y="15.166cm" svg:viewBox="0 0 248 248" draw:points="124,248 0,0 124,62 248,0">
          <text:p/>
        </draw:polygon>
        <draw:polygon draw:style-name="gr5" draw:text-style-name="P8" draw:layer="layout" svg:width="3.528cm" svg:height="1.411cm" svg:x="7.408cm" svg:y="9.103cm" svg:viewBox="0 0 3529 1412" draw:points="1764,1412 0,1412 0,0 3529,0 3529,1412">
          <text:p text:style-name="P3"><text:span text:style-name="T2">image.GRAD</text:span></text:p>
        </draw:polygon>
        <draw:polyline draw:style-name="gr1" draw:text-style-name="P1" draw:layer="layout" svg:width="7.056cm" svg:height="4.714cm" svg:x="13.758cm" svg:y="10.514cm" svg:viewBox="0 0 7057 4715" draw:points="0,0 0,2823 7057,2823 7057,4715">
          <text:p/>
        </draw:polyline>
        <draw:polygon draw:style-name="gr2" draw:text-style-name="P2" draw:layer="layout" svg:width="0.247cm" svg:height="0.247cm" svg:x="20.691cm" svg:y="15.166cm" svg:viewBox="0 0 248 248" draw:points="124,248 0,0 124,62 248,0">
          <text:p/>
        </draw:polygon>
        <draw:polygon draw:style-name="gr5" draw:text-style-name="P8" draw:layer="layout" svg:width="4.233cm" svg:height="1.411cm" svg:x="11.642cm" svg:y="9.103cm" svg:viewBox="0 0 4234 1412" draw:points="2117,1412 0,1412 0,0 4234,0 4234,1412">
          <text:p text:style-name="P3"><text:span text:style-name="T2">image.IMGPCA</text:span></text:p>
        </draw:polygon>
        <draw:polygon draw:style-name="gr6" draw:text-style-name="P7" draw:layer="layout" svg:width="3.528cm" svg:height="1.411cm" svg:x="4.586cm" svg:y="15.453cm" svg:viewBox="0 0 3529 1412" draw:points="1764,1412 0,1412 0,0 3529,0 3529,1412">
          <text:p text:style-name="P3"><text:span text:style-name="T2">bands.NORM</text:span></text:p>
        </draw:polygon>
        <draw:polygon draw:style-name="gr6" draw:text-style-name="P7" draw:layer="layout" svg:width="4.233cm" svg:height="1.411cm" svg:x="18.697cm" svg:y="15.453cm" svg:viewBox="0 0 4234 1412" draw:points="2117,1412 0,1412 0,0 4234,0 4234,1412">
          <text:p text:style-name="P3"><text:span text:style-name="T2">bands.IMGPCA</text:span></text:p>
        </draw:polygon>
        <draw:polyline draw:style-name="gr1" draw:text-style-name="P1" draw:layer="layout" svg:width="2.117cm" svg:height="1.892cm" svg:x="9.172cm" svg:y="13.336cm" svg:viewBox="0 0 2118 1893" draw:points="0,0 0,706 2118,706 2118,1893">
          <text:p/>
        </draw:polyline>
        <draw:polygon draw:style-name="gr2" draw:text-style-name="P2" draw:layer="layout" svg:width="0.247cm" svg:height="0.247cm" svg:x="11.166cm" svg:y="15.166cm" svg:viewBox="0 0 248 248" draw:points="124,248 0,0 124,62 248,0">
          <text:p/>
        </draw:polygon>
        <draw:polygon draw:style-name="gr5" draw:text-style-name="P8" draw:layer="layout" svg:width="4.586cm" svg:height="1.411cm" svg:x="6.879cm" svg:y="11.925cm" svg:viewBox="0 0 4587 1412" draw:points="2294,1412 0,1412 0,0 4587,0 4587,1412">
          <text:p text:style-name="P3"><text:span text:style-name="T2">image.GRADPCA</text:span></text:p>
        </draw:polygon>
        <draw:polygon draw:style-name="gr6" draw:text-style-name="P7" draw:layer="layout" svg:width="4.939cm" svg:height="1.411cm" svg:x="8.82cm" svg:y="15.453cm" svg:viewBox="0 0 4940 1412" draw:points="2470,1412 0,1412 0,0 4940,0 4940,1412">
          <text:p text:style-name="P3"><text:span text:style-name="T2">bands.GRADPCA</text:span></text:p>
        </draw:polygon>
        <draw:polygon draw:style-name="gr7" draw:text-style-name="P9" draw:layer="layout" svg:width="4.233cm" svg:height="1.411cm" svg:x="16.581cm" svg:y="11.22cm" svg:viewBox="0 0 4234 1412" draw:points="2117,1412 0,1412 0,0 4234,0 4234,1412">
          <text:p text:style-name="P3"><text:span text:style-name="T2">dist.IMG</text:span></text:p>
        </draw:polygon>
        <draw:polygon draw:style-name="gr6" draw:text-style-name="P7" draw:layer="layout" svg:width="3.528cm" svg:height="1.411cm" svg:x="14.464cm" svg:y="15.453cm" svg:viewBox="0 0 3529 1412" draw:points="1764,1412 0,1412 0,0 3529,0 3529,1412">
          <text:p text:style-name="P3"><text:span text:style-name="T2">bands.GRAD</text:span></text:p>
        </draw:polygon>
        <draw:polyline draw:style-name="gr1" draw:text-style-name="P1" draw:layer="layout" svg:width="1.764cm" svg:height="2.598cm" svg:x="19.756cm" svg:y="8.397cm" svg:viewBox="0 0 1765 2599" draw:points="1765,0 1765,1412 0,1412 0,2599">
          <text:p/>
        </draw:polyline>
        <draw:polygon draw:style-name="gr2" draw:text-style-name="P2" draw:layer="layout" svg:width="0.247cm" svg:height="0.247cm" svg:x="19.632cm" svg:y="10.933cm" svg:viewBox="0 0 248 248" draw:points="124,248 0,0 124,62 248,0">
          <text:p/>
        </draw:polygon>
        <draw:polygon draw:style-name="gr7" draw:text-style-name="P9" draw:layer="layout" svg:width="4.233cm" svg:height="1.411cm" svg:x="19.403cm" svg:y="6.986cm" svg:viewBox="0 0 4234 1412" draw:points="2117,1412 0,1412 0,0 4234,0 4234,1412">
          <text:p text:style-name="P3"><text:span text:style-name="T2">dist.tmp.IMG</text:span>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876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30T00:25:51.038720971</dc:date>
    <meta:editing-duration>PT15M44S</meta:editing-duration>
    <meta:editing-cycles>5</meta:editing-cycles>
    <meta:generator>LibreOffice/5.1.4.2$Linux_X86_64 LibreOffice_project/10m0$Build-2</meta:generator>
    <meta:document-statistic meta:object-count="44"/>
  </office:meta>
</office:document-meta>
</file>